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2de34" officeooo:paragraph-rsid="0002de34"/>
    </style:style>
    <style:style style:name="P2" style:family="paragraph" style:parent-style-name="Text_20_body">
      <style:paragraph-properties fo:text-align="start" style:justify-single-word="false"/>
      <style:text-properties officeooo:rsid="0002de34" officeooo:paragraph-rsid="0002de34"/>
    </style:style>
    <style:style style:name="P3" style:family="paragraph" style:parent-style-name="Text_20_body">
      <style:text-properties officeooo:rsid="0005f543" officeooo:paragraph-rsid="0005f543"/>
    </style:style>
    <style:style style:name="P4" style:family="paragraph" style:parent-style-name="Text_20_body">
      <style:text-properties officeooo:rsid="0007c2d4" officeooo:paragraph-rsid="0007c2d4"/>
    </style:style>
    <style:style style:name="P5" style:family="paragraph" style:parent-style-name="Text_20_body">
      <style:text-properties officeooo:paragraph-rsid="0005f543"/>
    </style:style>
    <style:style style:name="P6" style:family="paragraph" style:parent-style-name="Text_20_body">
      <style:text-properties officeooo:rsid="0004f7ca" officeooo:paragraph-rsid="0008a91a"/>
    </style:style>
    <style:style style:name="P7" style:family="paragraph" style:parent-style-name="Text_20_body">
      <style:text-properties officeooo:rsid="00094d3d" officeooo:paragraph-rsid="00094d3d"/>
    </style:style>
    <style:style style:name="P8" style:family="paragraph" style:parent-style-name="Text_20_body">
      <style:text-properties officeooo:rsid="000a52ac" officeooo:paragraph-rsid="000a52ac"/>
    </style:style>
    <style:style style:name="P9" style:family="paragraph" style:parent-style-name="Text_20_body">
      <style:text-properties officeooo:rsid="000cdf9c" officeooo:paragraph-rsid="000cdf9c"/>
    </style:style>
    <style:style style:name="P10" style:family="paragraph" style:parent-style-name="Text_20_body">
      <style:text-properties officeooo:rsid="000d99a7" officeooo:paragraph-rsid="000d99a7"/>
    </style:style>
    <style:style style:name="P11" style:family="paragraph" style:parent-style-name="Text_20_body">
      <style:text-properties officeooo:rsid="000d9db7" officeooo:paragraph-rsid="000d9db7"/>
    </style:style>
    <style:style style:name="P12" style:family="paragraph" style:parent-style-name="Text_20_body">
      <style:text-properties officeooo:rsid="000f050c" officeooo:paragraph-rsid="000f050c"/>
    </style:style>
    <style:style style:name="P13" style:family="paragraph" style:parent-style-name="Text_20_body">
      <style:text-properties officeooo:rsid="000f48db" officeooo:paragraph-rsid="000f48db"/>
    </style:style>
    <style:style style:name="P14" style:family="paragraph" style:parent-style-name="Heading_20_2">
      <style:paragraph-properties fo:text-align="center" style:justify-single-word="false"/>
    </style:style>
    <style:style style:name="P15" style:family="paragraph" style:parent-style-name="Heading_20_2">
      <style:text-properties officeooo:rsid="000d9db7" officeooo:paragraph-rsid="000d9db7"/>
    </style:style>
    <style:style style:name="P16" style:family="paragraph" style:parent-style-name="Heading_20_3">
      <style:text-properties officeooo:rsid="0008a91a" officeooo:paragraph-rsid="0008a91a"/>
    </style:style>
    <style:style style:name="P17" style:family="paragraph" style:parent-style-name="Heading_20_3">
      <style:text-properties officeooo:rsid="000f48db" officeooo:paragraph-rsid="000f48db"/>
    </style:style>
    <style:style style:name="P18" style:family="paragraph" style:parent-style-name="Heading_20_3">
      <style:text-properties officeooo:rsid="00112c07" officeooo:paragraph-rsid="00112c07"/>
    </style:style>
    <style:style style:name="P19" style:family="paragraph" style:parent-style-name="Text_20_body" style:list-style-name="L1">
      <style:text-properties officeooo:paragraph-rsid="0008a91a"/>
    </style:style>
    <style:style style:name="P20" style:family="paragraph" style:parent-style-name="Text_20_body" style:list-style-name="L1">
      <style:text-properties officeooo:rsid="0008cdf3" officeooo:paragraph-rsid="0008cdf3"/>
    </style:style>
    <style:style style:name="P21" style:family="paragraph" style:parent-style-name="Text_20_body" style:list-style-name="L2">
      <style:text-properties officeooo:paragraph-rsid="0007c2d4"/>
    </style:style>
    <style:style style:name="P22" style:family="paragraph" style:parent-style-name="Text_20_body" style:list-style-name="L2">
      <style:text-properties officeooo:rsid="0007c2d4" officeooo:paragraph-rsid="0007c2d4"/>
    </style:style>
    <style:style style:name="P23" style:family="paragraph" style:parent-style-name="Text_20_body" style:list-style-name="L2">
      <style:text-properties officeooo:rsid="000b55cb" officeooo:paragraph-rsid="000b55cb"/>
    </style:style>
    <style:style style:name="P24" style:family="paragraph" style:parent-style-name="Text_20_body" style:list-style-name="L3">
      <style:text-properties officeooo:rsid="00094d3d" officeooo:paragraph-rsid="00094d3d"/>
    </style:style>
    <style:style style:name="P25" style:family="paragraph" style:parent-style-name="Text_20_body" style:list-style-name="L4">
      <style:text-properties officeooo:rsid="000cdf9c" officeooo:paragraph-rsid="000cdf9c"/>
    </style:style>
    <style:style style:name="P26" style:family="paragraph" style:parent-style-name="Text_20_body" style:list-style-name="L5">
      <style:text-properties officeooo:rsid="000d9db7" officeooo:paragraph-rsid="000d9db7"/>
    </style:style>
    <style:style style:name="P27" style:family="paragraph" style:parent-style-name="Text_20_body" style:list-style-name="L6">
      <style:text-properties officeooo:rsid="000d9db7" officeooo:paragraph-rsid="000d9db7"/>
    </style:style>
    <style:style style:name="P28" style:family="paragraph" style:parent-style-name="Text_20_body" style:list-style-name="L6">
      <style:text-properties officeooo:rsid="000f050c" officeooo:paragraph-rsid="000f050c"/>
    </style:style>
    <style:style style:name="P29" style:family="paragraph" style:parent-style-name="Text_20_body">
      <style:text-properties officeooo:rsid="000f050c" officeooo:paragraph-rsid="000f050c"/>
    </style:style>
    <style:style style:name="P30" style:family="paragraph" style:parent-style-name="Text_20_body" style:list-style-name="L7">
      <style:text-properties officeooo:rsid="000f050c" officeooo:paragraph-rsid="000f050c"/>
    </style:style>
    <style:style style:name="P31" style:family="paragraph" style:parent-style-name="Text_20_body" style:list-style-name="L8">
      <style:text-properties officeooo:rsid="000f050c" officeooo:paragraph-rsid="000f050c"/>
    </style:style>
    <style:style style:name="P32" style:family="paragraph" style:parent-style-name="Text_20_body" style:list-style-name="L9">
      <style:text-properties officeooo:rsid="000f050c" officeooo:paragraph-rsid="000f050c"/>
    </style:style>
    <style:style style:name="P33" style:family="paragraph" style:parent-style-name="Text_20_body" style:list-style-name="L9">
      <style:text-properties officeooo:rsid="000f48db" officeooo:paragraph-rsid="000f48db"/>
    </style:style>
    <style:style style:name="P34" style:family="paragraph" style:parent-style-name="Text_20_body" style:list-style-name="L10">
      <style:text-properties officeooo:rsid="000f48db" officeooo:paragraph-rsid="000f48db"/>
    </style:style>
    <style:style style:name="P35" style:family="paragraph" style:parent-style-name="Text_20_body">
      <style:text-properties officeooo:rsid="00112c07" officeooo:paragraph-rsid="00112c07"/>
    </style:style>
    <style:style style:name="P36" style:family="paragraph" style:parent-style-name="Text_20_body" style:list-style-name="L11">
      <style:text-properties officeooo:rsid="00112c07" officeooo:paragraph-rsid="00112c07"/>
    </style:style>
    <style:style style:name="P37" style:family="paragraph" style:parent-style-name="Text_20_body" style:list-style-name="L11">
      <style:text-properties officeooo:rsid="00112c07" officeooo:paragraph-rsid="00118871"/>
    </style:style>
    <style:style style:name="P38" style:family="paragraph" style:parent-style-name="Text_20_body" style:list-style-name="L11">
      <style:text-properties officeooo:rsid="00118871" officeooo:paragraph-rsid="00118871"/>
    </style:style>
    <style:style style:name="P39" style:family="paragraph" style:parent-style-name="Text_20_body" style:list-style-name="L11">
      <style:text-properties officeooo:rsid="00127864" officeooo:paragraph-rsid="00127864"/>
    </style:style>
    <style:style style:name="T1" style:family="text">
      <style:text-properties officeooo:rsid="00035130"/>
    </style:style>
    <style:style style:name="T2" style:family="text">
      <style:text-properties officeooo:rsid="0005f543"/>
    </style:style>
    <style:style style:name="T3" style:family="text">
      <style:text-properties officeooo:rsid="0007c2d4"/>
    </style:style>
    <style:style style:name="T4" style:family="text">
      <style:text-properties officeooo:rsid="0008a91a"/>
    </style:style>
    <style:style style:name="T5" style:family="text">
      <style:text-properties officeooo:rsid="0004f7ca"/>
    </style:style>
    <style:style style:name="T6" style:family="text">
      <style:text-properties officeooo:rsid="0008cdf3"/>
    </style:style>
    <style:style style:name="T7" style:family="text">
      <style:text-properties officeooo:rsid="000a52ac"/>
    </style:style>
    <style:style style:name="T8" style:family="text">
      <style:text-properties officeooo:rsid="000d99a7"/>
    </style:style>
    <style:style style:name="T9" style:family="text">
      <style:text-properties officeooo:rsid="000f05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2">Case Study – Train Signaling System</text:h>
      <text:p text:style-name="P1">ecobee interview – Kendall Auel</text:p>
      <text:p text:style-name="P1"/>
      <text:p text:style-name="P2">This case study <text:span text:style-name="T3">highlights the design decisions involved in creating a train signaling system. It</text:span> will provide an interactive system for creating train track segments, connecting them together, adding trains to the tracks, and providing destination points for the trains. <text:span text:style-name="T3">The train traffic is then protected from collisions by use of a signaling system on each segment of track.</text:span></text:p>
      <text:p text:style-name="P2">The train motion is controlled by signals at the end of each track segment, which allow the train to proceed or instruct it to stop.</text:p>
      <text:h text:style-name="Heading_20_3" text:outline-level="3">Trains continue to travel until they arrive at a terminator (their destination).</text:h>
      <text:p text:style-name="P2">The system will <text:span text:style-name="T1">have automatic route planning to find optimal routes for the train to reach its destination.</text:span></text:p>
      <text:h text:style-name="Heading_20_2" text:outline-level="2">Technical Decisions</text:h>
      <text:p text:style-name="P6">The case study:</text:p>
      <text:list xml:id="list1189372071" text:style-name="L1">
        <text:list-item>
          <text:p text:style-name="P19"><text:span text:style-name="T4">W</text:span><text:span text:style-name="T5">ill be implemented on a desktop PC </text:span><text:span text:style-name="T4">running Ubuntu Linux </text:span><text:span text:style-name="T6">(20.04)</text:span><text:span text:style-name="T4">.</text:span></text:p>
        </text:list-item>
        <text:list-item>
          <text:p text:style-name="P19"><text:span text:style-name="T4">Will be written in</text:span><text:span text:style-name="T5"> C++ </text:span><text:span text:style-name="T4">(g++ 9.4.0).</text:span></text:p>
        </text:list-item>
        <text:list-item>
          <text:p text:style-name="P20">Development using an Eclipse C++ makefile project.</text:p>
        </text:list-item>
        <text:list-item>
          <text:p text:style-name="P19"><text:span text:style-name="T4">Optional front end using</text:span><text:span text:style-name="T2"> Python3/Glade </text:span><text:span text:style-name="T6">for easier testing and demonstration.</text:span></text:p>
        </text:list-item>
        <text:list-item>
          <text:p text:style-name="P20">Source code will be committed to a github repository.</text:p>
        </text:list-item>
      </text:list>
      <text:h text:style-name="Heading_20_2" text:outline-level="2">Basic Operation</text:h>
      <text:h text:style-name="P18" text:outline-level="3">Signals</text:h>
      <text:p text:style-name="P35">As an embedded system case study, the main part of this project that represents an embedded processor is the signal. Each signal processor will run as a process in Linux, with the intention that the code could be easily ported to a small microprocessor. The signal processor has the following capabilities:</text:p>
      <text:list xml:id="list3043758011" text:style-name="L11">
        <text:list-item>
          <text:p text:style-name="P36">Up to three red/green signal lights to control</text:p>
          <text:list>
            <text:list-item>
              <text:p text:style-name="P36">1 (always red) for a terminator signal.</text:p>
            </text:list-item>
            <text:list-item>
              <text:p text:style-name="P36">2 for a track continuation connection (independent signaling for either direction).</text:p>
            </text:list-item>
            <text:list-item>
              <text:p text:style-name="P36">3 for a track fork junction (1 at the fork, 1 at each oncoming track)</text:p>
            </text:list-item>
          </text:list>
        </text:list-item>
        <text:list-item>
          <text:p text:style-name="P37">Train presence and direction sensor</text:p>
        </text:list-item>
        <text:list-item>
          <text:p text:style-name="P36"><text:soft-page-break/>Up to three communication links to other signal processors.</text:p>
          <text:list>
            <text:list-item>
              <text:p text:style-name="P38">Signal A sends to Signal B: oncoming train has entered track segment.</text:p>
            </text:list-item>
            <text:list-item>
              <text:p text:style-name="P38">Signal B propagates signal until it reaches a junction signal or terminator.</text:p>
            </text:list-item>
            <text:list-item>
              <text:p text:style-name="P38">Signal B sends to Signal A: outgoing train has exited track segment.</text:p>
            </text:list-item>
          </text:list>
        </text:list-item>
        <text:list-item>
          <text:p text:style-name="P39">The signal controller also controls the left/right switch at a junction.</text:p>
          <text:list>
            <text:list-item>
              <text:p text:style-name="P39">Train requests left/right switch – signal becomes green when switch is in position.</text:p>
            </text:list-item>
          </text:list>
        </text:list-item>
      </text:list>
      <text:h text:style-name="P16" text:outline-level="3">Track Segment</text:h>
      <text:p text:style-name="P3">A track segment has a length and two endpoints.</text:p>
      <text:p text:style-name="P5"><text:span text:style-name="T2">An endpoint has zero, one, or two connections. Each </text:span><text:span text:style-name="T4">connection</text:span><text:span text:style-name="T2"> has a signal which can be red or green. </text:span><text:span text:style-name="T3">This signal indicates if a train may exit the track going in the direction of that </text:span><text:span text:style-name="T4">connection</text:span><text:span text:style-name="T3">.</text:span></text:p>
      <text:p text:style-name="P4">If the endpoint has:</text:p>
      <text:list xml:id="list1302022204" text:style-name="L2">
        <text:list-item>
          <text:p text:style-name="P22">zero connections – it is a terminator. The train stops at the endpoint. <text:span text:style-name="T4">No signal is needed.</text:span></text:p>
        </text:list-item>
        <text:list-item>
          <text:p text:style-name="P22">One connection – it is a continuation. The train stops only if the signal is red.</text:p>
        </text:list-item>
        <text:list-item>
          <text:p text:style-name="P21"><text:span text:style-name="T3">Two connections – it is a junction. The junction can be set to left or right. The train stops only if the </text:span><text:span text:style-name="T4">switched connection</text:span><text:span text:style-name="T3"> signal is red.</text:span></text:p>
        </text:list-item>
        <text:list-item>
          <text:p text:style-name="P23">If the next track segment connected at the endpoint is a junction, and that next segment is switched away from the current track segment, then the outgoing signal for this segment will be red.</text:p>
        </text:list-item>
      </text:list>
      <text:h text:style-name="Heading_20_3" text:outline-level="3">Train</text:h>
      <text:p text:style-name="P7">A train has a length, a direction, and a destination. It may also have a velocity, acceleration, and maximum velocity – although that can be skipped for simplicity.</text:p>
      <text:list xml:id="list2714902227" text:style-name="L3">
        <text:list-item>
          <text:p text:style-name="P24">Initially we assume the length is less than one track segment.</text:p>
        </text:list-item>
        <text:list-item>
          <text:p text:style-name="P24">Direction is relative to the track segment that the train is currently on (toward endpoint 1 or endpoint 2).</text:p>
        </text:list-item>
        <text:list-item>
          <text:p text:style-name="P24">The destination is an endpoint of a specific track segment, <text:span text:style-name="T7">and a route to get there.</text:span></text:p>
        </text:list-item>
      </text:list>
      <text:h text:style-name="Heading_20_3" text:outline-level="3">Route</text:h>
      <text:p text:style-name="P8">A train route is an ordered list of track junctions and the switch setting required at that junction, along with a destination endpoint of a track segment.</text:p>
      <text:h text:style-name="Heading_20_3" text:outline-level="3">Simulation</text:h>
      <text:p text:style-name="P9">There are two elements of the simulation.</text:p>
      <text:list xml:id="list1887264573" text:style-name="L4">
        <text:list-item>
          <text:p text:style-name="P25">The movement of trains from one segment to the next.</text:p>
        </text:list-item>
        <text:list-item>
          <text:p text:style-name="P25"><text:soft-page-break/>The update of signals to reflect safety of passage into each segment.</text:p>
        </text:list-item>
      </text:list>
      <text:p text:style-name="P10">Generally speaking, the importance of the signals is at junction points. We do not want a train entering a section of continuous track only to stop partway due an oncoming train. Both trains will be required to stop, resulting in a deadlock.</text:p>
      <text:p text:style-name="P10">Instead, we want trains to proceed through a junction only if we can protect the train’s route through to its next junction passage.</text:p>
      <text:p text:style-name="P10">If a train is following another train going in the same direction, the signal at each continuous connection point serves to prevent the lead train from being rear-ended. But these signals won’t cause a deadlock as both trains can continue moving.</text:p>
      <text:p text:style-name="P7">Each simulation step will transfer a moving train from the segment it is currently on to the next segment in its direction of motion, provided <text:span text:style-name="T8">signal in front of it is green.</text:span></text:p>
      <text:p text:style-name="P11">Then, the safety signals are re-evaluated based on the new position of the train.</text:p>
      <text:p text:style-name="P11">If no train can continue moving (at a terminator, at its destination, or its signal stays red) then the simulation is complete.</text:p>
      <text:h text:style-name="P15" text:outline-level="2">Implementation</text:h>
      <text:p text:style-name="P11">The main objects for the implementation for the track layout are:</text:p>
      <text:list xml:id="list4064626671" text:style-name="L5">
        <text:list-item>
          <text:p text:style-name="P26">Track segments</text:p>
        </text:list-item>
        <text:list-item>
          <text:p text:style-name="P26">Track connections</text:p>
          <text:list>
            <text:list-item>
              <text:p text:style-name="P26">Junction switches</text:p>
            </text:list-item>
            <text:list-item>
              <text:p text:style-name="P26">Safety signals</text:p>
            </text:list-item>
          </text:list>
        </text:list-item>
      </text:list>
      <text:p text:style-name="P11">Each train consists of</text:p>
      <text:list xml:id="list4046090724" text:style-name="L6">
        <text:list-item>
          <text:p text:style-name="P27">The train attributes <text:span text:style-name="T9">(length, position, direction)</text:span></text:p>
        </text:list-item>
        <text:list-item>
          <text:p text:style-name="P27">The route</text:p>
          <text:list>
            <text:list-item>
              <text:p text:style-name="P28">Current route status</text:p>
            </text:list-item>
          </text:list>
        </text:list-item>
      </text:list>
      <text:p text:style-name="P12">In addition we will have a few singleton objects:</text:p>
      <text:list xml:id="list2397302555" text:style-name="L7">
        <text:list-item>
          <text:p text:style-name="P30">The track layout builder</text:p>
        </text:list-item>
        <text:list-item>
          <text:p text:style-name="P30">The train placer / route builder</text:p>
        </text:list-item>
        <text:list-item>
          <text:p text:style-name="P30">The train motion simulator</text:p>
        </text:list-item>
      </text:list>
      <text:h text:style-name="Heading_20_3" text:outline-level="3">Track Segment</text:h>
      <text:p text:style-name="P12">Data:</text:p>
      <text:list xml:id="list1942625399" text:style-name="L8">
        <text:list-item>
          <text:p text:style-name="P31">Identifier</text:p>
        </text:list-item>
        <text:list-item>
          <text:p text:style-name="P31"><text:soft-page-break/>Length</text:p>
        </text:list-item>
        <text:list-item>
          <text:p text:style-name="P31">Connection 1</text:p>
        </text:list-item>
        <text:list-item>
          <text:p text:style-name="P31">Connection 2</text:p>
        </text:list-item>
        <text:list-item>
          <text:p text:style-name="P31">Pointer to occupying train (or null)</text:p>
        </text:list-item>
      </text:list>
      <text:p text:style-name="P12">Methods:</text:p>
      <text:list xml:id="list2484674181" text:style-name="L9">
        <text:list-item>
          <text:p text:style-name="P32">Connect track segment</text:p>
        </text:list-item>
        <text:list-item>
          <text:p text:style-name="P33">Remove track connection</text:p>
        </text:list-item>
        <text:list-item>
          <text:p text:style-name="P33">Set occupying train</text:p>
        </text:list-item>
      </text:list>
      <text:h text:style-name="P17" text:outline-level="3">Track Connection</text:h>
      <text:p text:style-name="P13">Data:</text:p>
      <text:list xml:id="list1933016388" text:style-name="L10">
        <text:list-item>
          <text:p text:style-name="P34">Identifier</text:p>
        </text:list-item>
        <text:list-item>
          <text:p text:style-name="P3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9:08:26.661494189</meta:creation-date>
    <dc:date>2023-03-18T00:59:18.647609877</dc:date>
    <meta:editing-duration>PT3H20M4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4" meta:paragraph-count="81" meta:word-count="920" meta:character-count="5259" meta:non-whitespace-character-count="4457"/>
  </office:meta>
</office:document-meta>
</file>